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Configurations2/" manifest:media-type="application/vnd.sun.xml.ui.configuration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Thumbnails/thumbnail.png" manifest:media-type="image/png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settings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4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4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579d1c" draw:marker-start-width="0.321cm" draw:marker-end-width="0.321cm" draw:fill="solid" draw:fill-color="#aecf00" draw:textarea-horizontal-align="justify" draw:textarea-vertical-align="middle" draw:auto-grow-height="false" fo:min-height="0.988cm" fo:min-width="0.738cm" fo:padding-top="0.165cm" fo:padding-bottom="0.165cm" fo:padding-left="0.29cm" fo:padding-right="0.29cm" loext:decorative="false"/>
    </style:style>
    <style:style style:name="gr2" style:family="graphic" style:parent-style-name="standard">
      <style:graphic-properties svg:stroke-width="0.081cm" svg:stroke-color="#579d1c" draw:marker-start-width="0.321cm" draw:marker-end-width="0.321cm" draw:fill="solid" draw:fill-color="#aecf00" draw:textarea-horizontal-align="justify" draw:textarea-vertical-align="middle" draw:auto-grow-height="false" fo:min-height="0.908cm" fo:min-width="0.658cm" fo:padding-top="0.165cm" fo:padding-bottom="0.165cm" fo:padding-left="0.29cm" fo:padding-right="0.29cm" loext:decorative="false"/>
    </style:style>
    <style:style style:name="gr3" style:family="graphic" style:parent-style-name="standard">
      <style:graphic-properties svg:stroke-width="0.081cm" svg:stroke-color="#3465a4" draw:marker-start-width="0.321cm" draw:marker-end-width="0.321cm" draw:fill="solid" draw:fill-color="#83caff" draw:textarea-horizontal-align="justify" draw:textarea-vertical-align="middle" draw:auto-grow-height="false" fo:min-height="0.908cm" fo:min-width="0.658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f950e" draw:marker-start-width="0.321cm" draw:marker-end-width="0.321cm" draw:fill="solid" draw:fill-color="#ffd320" draw:textarea-horizontal-align="justify" draw:textarea-vertical-align="middle" draw:auto-grow-height="false" fo:min-height="0.908cm" fo:min-width="0.658cm" fo:padding-top="0.165cm" fo:padding-bottom="0.165cm" fo:padding-left="0.29cm" fo:padding-right="0.29cm" loext:decorative="false"/>
    </style:style>
    <style:style style:name="gr5" style:family="graphic" style:parent-style-name="objectwithoutfill">
      <style:graphic-properties draw:marker-end="Estremità_20_linea_20_8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Estremità_20_linea_20_9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Estremità_20_linea_20_10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stremità_20_linea_20_1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Estremità_20_linea_20_1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stremità_20_linea_20_1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Estremità_20_linea_20_1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stremità_20_linea_20_15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Estremità_20_linea_20_16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stremità_20_linea_20_1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stremità_20_linea_20_18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Estremità_20_linea_20_19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Estremità_20_linea_20_20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6cm" loext:decorative="false"/>
      <style:paragraph-properties style:writing-mode="lr-tb"/>
    </style:style>
    <style:style style:name="gr19" style:family="graphic" style:parent-style-name="objectwithoutfill">
      <style:graphic-properties draw:marker-end="Estremità_20_linea_20_21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Estremità_20_linea_20_22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22" style:family="graphic" style:parent-style-name="objectwithoutfill">
      <style:graphic-properties draw:marker-end="Estremità_20_linea_20_23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Estremità_20_linea_20_24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Estremità_20_linea_20_25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Estremità_20_linea_20_2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Estremità_20_linea_20_27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Estremità_20_linea_20_28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Estremità_20_linea_20_29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Estremità_20_linea_20_30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Estremità_20_linea_20_31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Estremità_20_linea_20_32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Estremità_20_linea_20_33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Estremità_20_linea_20_34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Estremità_20_linea_20_35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Estremità_20_linea_20_36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Estremità_20_linea_20_37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Estremità_20_linea_20_38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Estremità_20_linea_20_39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Estremità_20_linea_20_40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Estremità_20_linea_20_41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Estremità_20_linea_20_42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Estremità_20_linea_20_43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Estremità_20_linea_20_44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Estremità_20_linea_20_45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Estremità_20_linea_20_46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Estremità_20_linea_20_47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Estremità_20_linea_20_48" draw:marker-end-width="0.3cm" draw:fill="none" draw:textarea-vertical-align="middle" loext:decorative="false"/>
    </style:style>
    <style:style style:name="gr4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17cm" loext:decorative="false"/>
      <style:paragraph-properties style:writing-mode="lr-tb"/>
    </style:style>
    <style:style style:name="P1" style:family="paragraph">
      <loext:graphic-properties draw:fill="solid" draw:fill-color="#aecf00"/>
      <style:paragraph-properties fo:text-align="center"/>
    </style:style>
    <style:style style:name="P2" style:family="paragraph">
      <loext:graphic-properties draw:fill="solid" draw:fill-color="#83caff"/>
      <style:paragraph-properties fo:text-align="center"/>
    </style:style>
    <style:style style:name="P3" style:family="paragraph">
      <loext:graphic-properties draw:fill="solid" draw:fill-color="#ffd32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22pt" fo:font-weight="bold"/>
    </style:style>
    <style:style style:name="T1" style:family="text">
      <style:text-properties fo:font-size="10pt"/>
    </style:style>
    <style:style style:name="T2" style:family="text">
      <style:text-properties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.75cm" svg:height="1.75cm" svg:x="2.9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5cm" svg:height="1.75cm" svg:x="2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5cm" svg:height="1.75cm" svg:x="2.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5cm" svg:height="1.75cm" svg:x="2.9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7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7.8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7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12.6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12.6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12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17.3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17.3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5cm" svg:height="1.75cm" svg:x="17.3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5cm" svg:height="1.75cm" svg:x="22.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5cm" svg:height="1.75cm" svg:x="22.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4.25cm" svg:y1="5.5cm" svg:x2="8cm" svg:y2="7cm">
          <text:p/>
        </draw:line>
        <draw:line draw:style-name="gr6" draw:text-style-name="P4" draw:layer="layout" svg:x1="4.75cm" svg:y1="9cm" svg:x2="8cm" svg:y2="7.5cm">
          <text:p/>
        </draw:line>
        <draw:line draw:style-name="gr7" draw:text-style-name="P4" draw:layer="layout" svg:x1="4.5cm" svg:y1="11.25cm" svg:x2="8cm" svg:y2="7.75cm">
          <text:p/>
        </draw:line>
        <draw:line draw:style-name="gr8" draw:text-style-name="P4" draw:layer="layout" svg:x1="4cm" svg:y1="15.75cm" svg:x2="8.25cm" svg:y2="8.25cm">
          <text:p/>
        </draw:line>
        <draw:line draw:style-name="gr9" draw:text-style-name="P4" draw:layer="layout" svg:x1="4.5cm" svg:y1="6cm" svg:x2="8.25cm" svg:y2="10cm">
          <text:p/>
        </draw:line>
        <draw:line draw:style-name="gr10" draw:text-style-name="P4" draw:layer="layout" svg:x1="4.75cm" svg:y1="9.25cm" svg:x2="8cm" svg:y2="10.75cm">
          <text:p/>
        </draw:line>
        <draw:line draw:style-name="gr11" draw:text-style-name="P4" draw:layer="layout" svg:x1="4.5cm" svg:y1="7cm" svg:x2="8.25cm" svg:y2="14.5cm">
          <text:p/>
        </draw:line>
        <draw:line draw:style-name="gr12" draw:text-style-name="P4" draw:layer="layout" svg:x1="4.75cm" svg:y1="9.25cm" svg:x2="8cm" svg:y2="14.75cm">
          <text:p/>
        </draw:line>
        <draw:line draw:style-name="gr13" draw:text-style-name="P4" draw:layer="layout" svg:x1="4.75cm" svg:y1="11.75cm" svg:x2="7.75cm" svg:y2="11cm">
          <text:p/>
        </draw:line>
        <draw:line draw:style-name="gr14" draw:text-style-name="P4" draw:layer="layout" svg:x1="4.5cm" svg:y1="11.5cm" svg:x2="7.75cm" svg:y2="15cm">
          <text:p/>
        </draw:line>
        <draw:line draw:style-name="gr15" draw:text-style-name="P4" draw:layer="layout" svg:x1="2cm" svg:y1="6cm" svg:x2="3cm" svg:y2="6cm">
          <text:p/>
        </draw:line>
        <draw:line draw:style-name="gr16" draw:text-style-name="P4" draw:layer="layout" svg:x1="2cm" svg:y1="9cm" svg:x2="3cm" svg:y2="9cm">
          <text:p/>
        </draw:line>
        <draw:line draw:style-name="gr17" draw:text-style-name="P4" draw:layer="layout" svg:x1="1.9cm" svg:y1="16.5cm" svg:x2="2.9cm" svg:y2="16.5cm">
          <text:p/>
        </draw:line>
        <draw:frame draw:style-name="gr18" draw:text-style-name="P5" draw:layer="layout" svg:width="2.26cm" svg:height="0.645cm" svg:x="2.7cm" svg:y="3.5cm">
          <draw:text-box>
            <text:p><text:span text:style-name="T1">Input Layer</text:span></text:p>
          </draw:text-box>
        </draw:frame>
        <draw:line draw:style-name="gr19" draw:text-style-name="P4" draw:layer="layout" svg:x1="9.5cm" svg:y1="7.55cm" svg:x2="12.75cm" svg:y2="7.55cm">
          <text:p/>
        </draw:line>
        <draw:line draw:style-name="gr20" draw:text-style-name="P4" draw:layer="layout" svg:x1="14.25cm" svg:y1="7.5cm" svg:x2="17.25cm" svg:y2="7.5cm">
          <text:p/>
        </draw:line>
        <draw:custom-shape draw:style-name="gr4" draw:text-style-name="P3" draw:layer="layout" svg:width="1.75cm" svg:height="1.75cm" svg:x="22.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5" draw:layer="layout" svg:width="3.092cm" svg:height="1.039cm" svg:x="7.158cm" svg:y="3.5cm">
          <draw:text-box>
            <text:p><text:span text:style-name="T1">Hidden Layer 1</text:span></text:p>
          </draw:text-box>
        </draw:frame>
        <draw:line draw:style-name="gr22" draw:text-style-name="P4" draw:layer="layout" svg:x1="9.5cm" svg:y1="7.75cm" svg:x2="12.75cm" svg:y2="10.25cm">
          <text:p/>
        </draw:line>
        <draw:line draw:style-name="gr23" draw:text-style-name="P4" draw:layer="layout" svg:x1="9.5cm" svg:y1="8cm" svg:x2="12.75cm" svg:y2="14.5cm">
          <text:p/>
        </draw:line>
        <draw:line draw:style-name="gr24" draw:text-style-name="P4" draw:layer="layout" svg:x1="9.5cm" svg:y1="10.5cm" svg:x2="12.75cm" svg:y2="7.75cm">
          <text:p/>
        </draw:line>
        <draw:line draw:style-name="gr25" draw:text-style-name="P4" draw:layer="layout" svg:x1="9.5cm" svg:y1="10.75cm" svg:x2="12.75cm" svg:y2="10.75cm">
          <text:p/>
        </draw:line>
        <draw:line draw:style-name="gr26" draw:text-style-name="P4" draw:layer="layout" svg:x1="9.5cm" svg:y1="11cm" svg:x2="12.75cm" svg:y2="15cm">
          <text:p/>
        </draw:line>
        <draw:line draw:style-name="gr27" draw:text-style-name="P4" draw:layer="layout" svg:x1="9.5cm" svg:y1="14.5cm" svg:x2="12.75cm" svg:y2="8cm">
          <text:p/>
        </draw:line>
        <draw:line draw:style-name="gr28" draw:text-style-name="P4" draw:layer="layout" svg:x1="9.5cm" svg:y1="15cm" svg:x2="13cm" svg:y2="11.25cm">
          <text:p/>
        </draw:line>
        <draw:line draw:style-name="gr29" draw:text-style-name="P4" draw:layer="layout" svg:x1="9.5cm" svg:y1="15.25cm" svg:x2="12.75cm" svg:y2="15.25cm">
          <text:p/>
        </draw:line>
        <draw:line draw:style-name="gr30" draw:text-style-name="P4" draw:layer="layout" svg:x1="4.5cm" svg:y1="16cm" svg:x2="8cm" svg:y2="11.25cm">
          <text:p/>
        </draw:line>
        <draw:line draw:style-name="gr17" draw:text-style-name="P4" draw:layer="layout" svg:x1="1.9cm" svg:y1="11.9cm" svg:x2="2.9cm" svg:y2="11.9cm">
          <text:p/>
        </draw:line>
        <draw:line draw:style-name="gr31" draw:text-style-name="P4" draw:layer="layout" svg:x1="4.75cm" svg:y1="16.5cm" svg:x2="8cm" svg:y2="15.25cm">
          <text:p/>
        </draw:line>
        <draw:line draw:style-name="gr32" draw:text-style-name="P4" draw:layer="layout" svg:x1="14.5cm" svg:y1="10.75cm" svg:x2="17.5cm" svg:y2="10.75cm">
          <text:p/>
        </draw:line>
        <draw:line draw:style-name="gr33" draw:text-style-name="P4" draw:layer="layout" svg:x1="14.5cm" svg:y1="15cm" svg:x2="17.5cm" svg:y2="15cm">
          <text:p/>
        </draw:line>
        <draw:line draw:style-name="gr34" draw:text-style-name="P4" draw:layer="layout" svg:x1="14.25cm" svg:y1="7.75cm" svg:x2="17.5cm" svg:y2="10.5cm">
          <text:p/>
        </draw:line>
        <draw:line draw:style-name="gr35" draw:text-style-name="P4" draw:layer="layout" svg:x1="14.25cm" svg:y1="8cm" svg:x2="17.5cm" svg:y2="14.5cm">
          <text:p/>
        </draw:line>
        <draw:line draw:style-name="gr36" draw:text-style-name="P4" draw:layer="layout" svg:x1="14.25cm" svg:y1="10.25cm" svg:x2="17.25cm" svg:y2="7.75cm">
          <text:p/>
        </draw:line>
        <draw:line draw:style-name="gr37" draw:text-style-name="P4" draw:layer="layout" svg:x1="14.25cm" svg:y1="11cm" svg:x2="17.5cm" svg:y2="14.75cm">
          <text:p/>
        </draw:line>
        <draw:line draw:style-name="gr38" draw:text-style-name="P4" draw:layer="layout" svg:x1="14.25cm" svg:y1="14.5cm" svg:x2="17.5cm" svg:y2="8cm">
          <text:p/>
        </draw:line>
        <draw:line draw:style-name="gr39" draw:text-style-name="P4" draw:layer="layout" svg:x1="14.25cm" svg:y1="14.75cm" svg:x2="17.5cm" svg:y2="11.25cm">
          <text:p/>
        </draw:line>
        <draw:line draw:style-name="gr40" draw:text-style-name="P4" draw:layer="layout" svg:x1="19cm" svg:y1="7.75cm" svg:x2="22.25cm" svg:y2="9cm">
          <text:p/>
        </draw:line>
        <draw:line draw:style-name="gr41" draw:text-style-name="P4" draw:layer="layout" svg:x1="19cm" svg:y1="8cm" svg:x2="22.5cm" svg:y2="12.5cm">
          <text:p/>
        </draw:line>
        <draw:line draw:style-name="gr42" draw:text-style-name="P4" draw:layer="layout" svg:x1="18.75cm" svg:y1="10.25cm" svg:x2="22.25cm" svg:y2="9.25cm">
          <text:p/>
        </draw:line>
        <draw:line draw:style-name="gr43" draw:text-style-name="P4" draw:layer="layout" svg:x1="18.75cm" svg:y1="14.5cm" svg:x2="22.25cm" svg:y2="9.75cm">
          <text:p/>
        </draw:line>
        <draw:line draw:style-name="gr44" draw:text-style-name="P4" draw:layer="layout" svg:x1="19cm" svg:y1="11cm" svg:x2="22.25cm" svg:y2="13cm">
          <text:p/>
        </draw:line>
        <draw:line draw:style-name="gr45" draw:text-style-name="P4" draw:layer="layout" svg:x1="19cm" svg:y1="15cm" svg:x2="22.25cm" svg:y2="13.5cm">
          <text:p/>
        </draw:line>
        <draw:line draw:style-name="gr17" draw:text-style-name="P4" draw:layer="layout" svg:x1="1.9cm" svg:y1="16.5cm" svg:x2="2.9cm" svg:y2="16.5cm">
          <text:p/>
        </draw:line>
        <draw:frame draw:style-name="gr21" draw:text-style-name="P5" draw:layer="layout" svg:width="3.092cm" svg:height="1.039cm" svg:x="11.758cm" svg:y="3.501cm">
          <draw:text-box>
            <text:p><text:span text:style-name="T1">Hidden Layer 2</text:span></text:p>
          </draw:text-box>
        </draw:frame>
        <draw:frame draw:style-name="gr21" draw:text-style-name="P5" draw:layer="layout" svg:width="3.092cm" svg:height="1.039cm" svg:x="16.658cm" svg:y="3.501cm">
          <draw:text-box>
            <text:p><text:span text:style-name="T1">Hidden Layer 3</text:span></text:p>
          </draw:text-box>
        </draw:frame>
        <draw:line draw:style-name="gr46" draw:text-style-name="P4" draw:layer="layout" svg:x1="24cm" svg:y1="9.25cm" svg:x2="25.25cm" svg:y2="9.25cm">
          <text:p/>
        </draw:line>
        <draw:line draw:style-name="gr47" draw:text-style-name="P4" draw:layer="layout" svg:x1="23.75cm" svg:y1="13.25cm" svg:x2="25.25cm" svg:y2="13.25cm">
          <text:p/>
        </draw:line>
        <draw:frame draw:style-name="gr21" draw:text-style-name="P5" draw:layer="layout" svg:width="3.092cm" svg:height="1.039cm" svg:x="21.45cm" svg:y="3.5cm">
          <draw:text-box>
            <text:p><text:span text:style-name="T1">Output Layer</text:span></text:p>
          </draw:text-box>
        </draw:frame>
        <draw:frame draw:style-name="gr48" draw:text-style-name="P6" draw:layer="layout" svg:width="0.361cm" svg:height="0.53cm" svg:x="1.651cm" svg:y="5.7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8" draw:text-style-name="P6" draw:layer="layout" svg:width="0.396cm" svg:height="0.53cm" svg:x="25.5cm" svg:y="8.9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8" draw:text-style-name="P6" draw:layer="layout" svg:width="0.389cm" svg:height="0.53cm" svg:x="25.5cm" svg:y="12.9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8" draw:text-style-name="P6" draw:layer="layout" svg:width="0.357cm" svg:height="0.53cm" svg:x="22.85cm" svg:y="9.0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8" draw:text-style-name="P6" draw:layer="layout" svg:width="0.35cm" svg:height="0.53cm" svg:x="22.851cm" svg:y="13.0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8" draw:text-style-name="P6" draw:layer="layout" svg:width="0.47cm" svg:height="0.53cm" svg:x="8.5cm" svg:y="7.4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8" draw:text-style-name="P6" draw:layer="layout" svg:width="0.481cm" svg:height="0.53cm" svg:x="8.5cm" svg:y="10.5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8" draw:text-style-name="P6" draw:layer="layout" svg:width="0.369cm" svg:height="0.53cm" svg:x="1.452cm" svg:y="16.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8" draw:text-style-name="P6" draw:layer="layout" svg:width="0.567cm" svg:height="0.53cm" svg:x="8.401cm" svg:y="14.8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8" draw:text-style-name="P6" draw:layer="layout" svg:width="0.255cm" svg:height="0.53cm" svg:x="3.552cm" svg:y="5.8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8" draw:text-style-name="P6" draw:layer="layout" svg:width="0.571cm" svg:height="0.53cm" svg:x="13.202cm" svg:y="14.7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8" draw:text-style-name="P6" draw:layer="layout" svg:width="0.574cm" svg:height="0.53cm" svg:x="17.903cm" svg:y="14.7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8" draw:text-style-name="P6" draw:layer="layout" svg:width="0.482cm" svg:height="0.53cm" svg:x="13.103cm" svg:y="10.4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8" draw:text-style-name="P6" draw:layer="layout" svg:width="0.481cm" svg:height="0.53cm" svg:x="13.103cm" svg:y="7.2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8" draw:text-style-name="P6" draw:layer="layout" svg:width="0.484cm" svg:height="0.53cm" svg:x="17.904cm" svg:y="7.27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8" draw:text-style-name="P6" draw:layer="layout" svg:width="0.486cm" svg:height="0.53cm" svg:x="17.904cm" svg:y="10.6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9" draw:text-style-name="P7" draw:layer="layout" svg:width="0.717cm" svg:height="1.119cm" svg:x="8.28cm" svg:y="12.8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8.281cm" svg:y="12.831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8.282cm" svg:y="12.532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8.283cm" svg:y="12.23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8.28cm" svg:y="11.931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8.281cm" svg:y="11.932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8.282cm" svg:y="11.63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8.283cm" svg:y="11.334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3.08cm" svg:y="12.7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3.081cm" svg:y="12.731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3.082cm" svg:y="12.432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3.083cm" svg:y="12.13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3.08cm" svg:y="11.831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3.081cm" svg:y="11.832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3.082cm" svg:y="11.53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3.083cm" svg:y="11.234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7.78cm" svg:y="12.8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7.781cm" svg:y="12.831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7.782cm" svg:y="12.532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7.783cm" svg:y="12.23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7.78cm" svg:y="11.931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7.781cm" svg:y="11.932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7.782cm" svg:y="11.63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17.783cm" svg:y="11.334cm">
          <draw:text-box>
            <text:p><text:span text:style-name="T2">.</text:span></text:p>
          </draw:text-box>
        </draw:frame>
        <draw:frame draw:style-name="gr48" draw:text-style-name="P6" draw:layer="layout" svg:width="0.364cm" svg:height="0.53cm" svg:x="1.552cm" svg:y="8.6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8" draw:text-style-name="P6" draw:layer="layout" svg:width="0.368cm" svg:height="0.53cm" svg:x="1.452cm" svg:y="11.5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9" draw:text-style-name="P7" draw:layer="layout" svg:width="0.717cm" svg:height="1.119cm" svg:x="22.582cm" svg:y="11.232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22.583cm" svg:y="10.933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22.58cm" svg:y="10.631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22.581cm" svg:y="10.632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22.584cm" svg:y="10.334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22.585cm" svg:y="10.035cm">
          <draw:text-box>
            <text:p><text:span text:style-name="T2">.</text:span></text:p>
          </draw:text-box>
        </draw:frame>
        <draw:frame draw:style-name="gr49" draw:text-style-name="P7" draw:layer="layout" svg:width="0.717cm" svg:height="1.119cm" svg:x="22.586cm" svg:y="9.736cm">
          <draw:text-box>
            <text:p><text:span text:style-name="T2">.</text:span></text:p>
          </draw:text-box>
        </draw:frame>
        <draw:frame draw:style-name="gr48" draw:text-style-name="P6" draw:layer="layout" svg:width="0.255cm" svg:height="0.53cm" svg:x="3.553cm" svg:y="5.8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8" draw:text-style-name="P6" draw:layer="layout" svg:width="0.255cm" svg:height="0.53cm" svg:x="3.553cm" svg:y="5.8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8" draw:text-style-name="P6" draw:layer="layout" svg:width="0.258cm" svg:height="0.53cm" svg:x="3.554cm" svg:y="8.67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8" draw:text-style-name="P6" draw:layer="layout" svg:width="0.262cm" svg:height="0.53cm" svg:x="3.554cm" svg:y="11.6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8" draw:text-style-name="P6" draw:layer="layout" svg:width="0.262cm" svg:height="0.53cm" svg:x="3.554cm" svg:y="11.6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8" draw:text-style-name="P6" draw:layer="layout" svg:width="0.264cm" svg:height="0.53cm" svg:x="3.554cm" svg:y="16.2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4" draw:display-name="Estremità linea 14" svg:viewBox="0 0 20 20" svg:d="M0 20l10-20 10 20z"/>
    <draw:marker draw:name="Estremità_20_linea_20_15" draw:display-name="Estremità linea 15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8" draw:display-name="Estremità linea 18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0" draw:display-name="Estremità linea 20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27" draw:display-name="Estremità linea 27" svg:viewBox="0 0 20 20" svg:d="M0 20l10-20 10 20z"/>
    <draw:marker draw:name="Estremità_20_linea_20_28" draw:display-name="Estremità linea 28" svg:viewBox="0 0 20 20" svg:d="M0 20l10-20 10 20z"/>
    <draw:marker draw:name="Estremità_20_linea_20_29" draw:display-name="Estremità linea 29" svg:viewBox="0 0 20 20" svg:d="M0 20l10-20 10 20z"/>
    <draw:marker draw:name="Estremità_20_linea_20_3" draw:display-name="Estremità linea 3" svg:viewBox="0 0 20 20" svg:d="M0 20l10-20 10 20z"/>
    <draw:marker draw:name="Estremità_20_linea_20_30" draw:display-name="Estremità linea 30" svg:viewBox="0 0 20 20" svg:d="M0 20l10-20 10 20z"/>
    <draw:marker draw:name="Estremità_20_linea_20_31" draw:display-name="Estremità linea 31" svg:viewBox="0 0 20 20" svg:d="M0 20l10-20 10 20z"/>
    <draw:marker draw:name="Estremità_20_linea_20_32" draw:display-name="Estremità linea 32" svg:viewBox="0 0 20 20" svg:d="M0 20l10-20 10 20z"/>
    <draw:marker draw:name="Estremità_20_linea_20_33" draw:display-name="Estremità linea 33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" draw:display-name="Estremità linea 4" svg:viewBox="0 0 20 20" svg:d="M0 20l10-20 10 20z"/>
    <draw:marker draw:name="Estremità_20_linea_20_40" draw:display-name="Estremità linea 40" svg:viewBox="0 0 20 20" svg:d="M0 20l10-20 10 20z"/>
    <draw:marker draw:name="Estremità_20_linea_20_41" draw:display-name="Estremità linea 41" svg:viewBox="0 0 20 20" svg:d="M0 20l10-20 10 20z"/>
    <draw:marker draw:name="Estremità_20_linea_20_42" draw:display-name="Estremità linea 42" svg:viewBox="0 0 20 20" svg:d="M0 20l10-20 10 20z"/>
    <draw:marker draw:name="Estremità_20_linea_20_43" draw:display-name="Estremità linea 43" svg:viewBox="0 0 20 20" svg:d="M0 20l10-20 10 20z"/>
    <draw:marker draw:name="Estremità_20_linea_20_44" draw:display-name="Estremità linea 44" svg:viewBox="0 0 20 20" svg:d="M0 20l10-20 10 20z"/>
    <draw:marker draw:name="Estremità_20_linea_20_45" draw:display-name="Estremità linea 45" svg:viewBox="0 0 20 20" svg:d="M0 20l10-20 10 20z"/>
    <draw:marker draw:name="Estremità_20_linea_20_46" draw:display-name="Estremità linea 46" svg:viewBox="0 0 20 20" svg:d="M0 20l10-20 10 20z"/>
    <draw:marker draw:name="Estremità_20_linea_20_47" draw:display-name="Estremità linea 47" svg:viewBox="0 0 20 20" svg:d="M0 20l10-20 10 20z"/>
    <draw:marker draw:name="Estremità_20_linea_20_48" draw:display-name="Estremità linea 48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5T20:48:44.092425200</meta:creation-date>
    <dc:date>2025-12-26T11:08:20.475167200</dc:date>
    <meta:editing-duration>PT4H26M10S</meta:editing-duration>
    <meta:editing-cycles>3</meta:editing-cycles>
    <meta:generator>LibreOffice/25.8.3.2$Windows_X86_64 LibreOffice_project/8ca8d55c161d602844f5428fa4b58097424e324e</meta:generator>
    <meta:document-statistic meta:object-count="128"/>
  </office:meta>
</office:document-meta>
</file>

<file path=Object 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19/content.xml><?xml version="1.0" encoding="utf-8"?>
<math xmlns="http://www.w3.org/1998/Math/MathML" display="block">
  <semantics>
    <msub>
      <mi>y</mi>
      <mi>j</mi>
    </msub>
    <annotation encoding="StarMath 5.0">y_j</annotation>
  </semantics>
</math>
</file>

<file path=Object 20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21/content.xml><?xml version="1.0" encoding="utf-8"?>
<math xmlns="http://www.w3.org/1998/Math/MathML" display="block">
  <semantics>
    <msub>
      <mi>o</mi>
      <mi>j</mi>
    </msub>
    <annotation encoding="StarMath 5.0">o_j</annotation>
  </semantics>
</math>
</file>

<file path=Object 22/content.xml><?xml version="1.0" encoding="utf-8"?>
<math xmlns="http://www.w3.org/1998/Math/MathML" display="block">
  <semantics>
    <msub>
      <mi>h</mi>
      <mn>11</mn>
    </msub>
    <annotation encoding="StarMath 5.0">h_11</annotation>
  </semantics>
</math>
</file>

<file path=Object 23/content.xml><?xml version="1.0" encoding="utf-8"?>
<math xmlns="http://www.w3.org/1998/Math/MathML" display="block">
  <semantics>
    <msub>
      <mi>h</mi>
      <mn>21</mn>
    </msub>
    <annotation encoding="StarMath 5.0">h_21</annotation>
  </semantics>
</math>
</file>

<file path=Object 24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25/content.xml><?xml version="1.0" encoding="utf-8"?>
<math xmlns="http://www.w3.org/1998/Math/MathML" display="block">
  <semantics>
    <msub>
      <mi>h</mi>
      <mrow>
        <mi>m</mi>
        <mn>1</mn>
      </mrow>
    </msub>
    <annotation encoding="StarMath 5.0">h_m1</annotation>
  </semantics>
</math>
</file>

<file path=Object 26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27/content.xml><?xml version="1.0" encoding="utf-8"?>
<math xmlns="http://www.w3.org/1998/Math/MathML" display="block">
  <semantics>
    <msub>
      <mi>h</mi>
      <mrow>
        <mi>m</mi>
        <mn>2</mn>
      </mrow>
    </msub>
    <annotation encoding="StarMath 5.0">h_m2
</annotation>
  </semantics>
</math>
</file>

<file path=Object 28/content.xml><?xml version="1.0" encoding="utf-8"?>
<math xmlns="http://www.w3.org/1998/Math/MathML" display="block">
  <semantics>
    <msub>
      <mi>h</mi>
      <mrow>
        <mi>m</mi>
        <mn>3</mn>
      </mrow>
    </msub>
    <annotation encoding="StarMath 5.0">h_m3
</annotation>
  </semantics>
</math>
</file>

<file path=Object 29/content.xml><?xml version="1.0" encoding="utf-8"?>
<math xmlns="http://www.w3.org/1998/Math/MathML" display="block">
  <semantics>
    <msub>
      <mi>h</mi>
      <mn>22</mn>
    </msub>
    <annotation encoding="StarMath 5.0">h_22
</annotation>
  </semantics>
</math>
</file>

<file path=Object 30/content.xml><?xml version="1.0" encoding="utf-8"?>
<math xmlns="http://www.w3.org/1998/Math/MathML" display="block">
  <semantics>
    <msub>
      <mi>h</mi>
      <mn>12</mn>
    </msub>
    <annotation encoding="StarMath 5.0">h_12
</annotation>
  </semantics>
</math>
</file>

<file path=Object 31/content.xml><?xml version="1.0" encoding="utf-8"?>
<math xmlns="http://www.w3.org/1998/Math/MathML" display="block">
  <semantics>
    <msub>
      <mi>h</mi>
      <mn>13</mn>
    </msub>
    <annotation encoding="StarMath 5.0">h_13
</annotation>
  </semantics>
</math>
</file>

<file path=Object 32/content.xml><?xml version="1.0" encoding="utf-8"?>
<math xmlns="http://www.w3.org/1998/Math/MathML" display="block">
  <semantics>
    <msub>
      <mi>h</mi>
      <mn>23</mn>
    </msub>
    <annotation encoding="StarMath 5.0">h_23
</annotation>
  </semantics>
</math>
</file>

<file path=Object 3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4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35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36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37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38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39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0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1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2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3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5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6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47/content.xml><?xml version="1.0" encoding="utf-8"?>
<math xmlns="http://www.w3.org/1998/Math/MathML" display="block">
  <semantics>
    <msub>
      <mi>i</mi>
      <mn>3</mn>
    </msub>
    <annotation encoding="StarMath 5.0">i_3</annotation>
  </semantics>
</math>
</file>

<file path=Object 48/content.xml><?xml version="1.0" encoding="utf-8"?>
<math xmlns="http://www.w3.org/1998/Math/MathML" display="block">
  <semantics>
    <msub>
      <mi>i</mi>
      <mn>3</mn>
    </msub>
    <annotation encoding="StarMath 5.0">i_3</annotation>
  </semantics>
</math>
</file>

<file path=Object 49/content.xml><?xml version="1.0" encoding="utf-8"?>
<math xmlns="http://www.w3.org/1998/Math/MathML" display="block">
  <semantics>
    <msub>
      <mi>i</mi>
      <mi>n</mi>
    </msub>
    <annotation encoding="StarMath 5.0">i_n</annotation>
  </semantics>
</math>
</file>